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tiff" manifest:full-path="Pictures/100002010000005C000000549F7D712A.tif"/>
  <manifest:file-entry manifest:media-type="image/gif" manifest:full-path="Pictures/100002000000005C000000548CB810B6.gif"/>
  <manifest:file-entry manifest:media-type="image/png" manifest:full-path="Pictures/100000000000005C0000005432E847AC.png"/>
  <manifest:file-entry manifest:media-type="image/jpeg" manifest:full-path="Pictures/100000000000005000000048099ED8D2.jpg"/>
  <manifest:file-entry manifest:media-type="image/png" manifest:full-path="Pictures/100002010000005C00000054F453783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>BMP</text:p>
          </table:table-cell>
          <table:table-cell table:style-name="Table1.B1" office:value-type="string">
            <text:p text:style-name="Table_20_Contents"><draw:frame draw:style-name="fr1" draw:name="graphics1" text:anchor-type="paragraph" svg:x="0.052in" svg:y="0.022in" svg:width="1.278in" svg:height="1.1665in" draw:z-index="0"><draw:image xlink:href="Pictures/100000000000005C0000005432E847AC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Standard">GIF</text:p>
          </table:table-cell>
          <table:table-cell table:style-name="Table1.B2" office:value-type="string">
            <text:p text:style-name="Table_20_Contents"><draw:frame draw:style-name="fr1" draw:name="graphics2" text:anchor-type="paragraph" svg:x="0.3264in" svg:y="0.0453in" svg:width="0.9583in" svg:height="0.8752in" draw:z-index="1"><draw:image xlink:href="Pictures/100002000000005C000000548CB810B6.gif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Table_20_Contents">JPG</text:p>
          </table:table-cell>
          <table:table-cell table:style-name="Table1.B2" office:value-type="string">
            <text:p text:style-name="Table_20_Contents"><draw:frame draw:style-name="fr2" draw:name="graphics3" text:anchor-type="paragraph" svg:width="1.1252in" svg:height="1.0126in" draw:z-index="2"><draw:image xlink:href="Pictures/100000000000005000000048099ED8D2.jp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Table_20_Contents">PNG</text:p>
          </table:table-cell>
          <table:table-cell table:style-name="Table1.B2" office:value-type="string">
            <text:p text:style-name="Table_20_Contents"><draw:frame draw:style-name="fr2" draw:name="graphics4" text:anchor-type="paragraph" svg:width="1.278in" svg:height="1.1665in" draw:z-index="3"><draw:image xlink:href="Pictures/100002010000005C00000054F453783B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Table_20_Contents">TIFF</text:p>
          </table:table-cell>
          <table:table-cell table:style-name="Table1.B2" office:value-type="string">
            <text:p text:style-name="Table_20_Contents"><draw:frame draw:style-name="fr2" draw:name="graphics5" text:anchor-type="paragraph" svg:width="1.278in" svg:height="1.1665in" draw:z-index="4"><draw:image xlink:href="Pictures/100002010000005C000000549F7D712A.t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2-06-25T16:48:00</meta:creation-date>
    <meta:document-statistic meta:table-count="1" meta:image-count="5" meta:object-count="0" meta:page-count="1" meta:paragraph-count="5" meta:word-count="5" meta:character-count="16" meta:non-whitespace-character-count="16"/>
    <dc:date>2012-06-25T16:56:19</dc:date>
    <dc:creator>Ubuntu </dc:creator>
    <meta:editing-duration>PT8M19S</meta:editing-duration>
    <meta:editing-cycles>1</meta:editing-cycles>
    <meta:generator>LibreOffice/3.4$Linux LibreOffice_project/340m1$Build-402</meta:generator>
  </office:meta>
</office:document-meta>
</file>